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TableColumn4" style:family="table-column">
      <style:table-column-properties style:column-width="2.2152in"/>
    </style:style>
    <style:style style:name="TableColumn5" style:family="table-column">
      <style:table-column-properties style:column-width="2.1805in"/>
    </style:style>
    <style:style style:name="TableColumn6" style:family="table-column">
      <style:table-column-properties style:column-width="1.8972in"/>
    </style:style>
    <style:style style:name="Table3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  <style:text-properties fo:language="de" fo:country="D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fo:language="de" fo:country="D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  <style:text-properties fo:language="de" fo:country="DE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language="de" fo:country="D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language="de" fo:country="D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language="de" fo:country="DE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  <style:text-properties fo:language="de" fo:country="D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language="de" fo:country="D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language="de" fo:country="DE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fo:language="de" fo:country="D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language="de" fo:country="D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  <style:text-properties fo:language="de" fo:country="DE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language="de" fo:country="DE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  <style:text-properties fo:language="de" fo:country="D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  <style:text-properties fo:language="de" fo:country="DE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  <style:text-properties fo:language="de" fo:country="D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language="de" fo:country="D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language="de" fo:country="DE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language="de" fo:country="D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language="de" fo:country="D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  <style:text-properties fo:language="de" fo:country="DE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fo:language="de" fo:country="D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fo:language="de" fo:country="D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fo:language="de" fo:country="DE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language="de" fo:country="D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fo:language="de" fo:country="D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fo:language="de" fo:country="DE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  <style:text-properties fo:language="de" fo:country="DE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  <style:text-properties fo:language="de" fo:country="D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language="de" fo:country="DE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fo:language="de" fo:country="D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  <style:text-properties fo:language="de" fo:country="D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fo:language="de" fo:country="DE"/>
    </style:style>
    <style:style style:name="P84" style:parent-style-name="Standard" style:family="paragraph">
      <style:text-properties fo:language="de" fo:country="DE"/>
    </style:style>
  </office:automatic-styles>
  <office:body>
    <office:text text:use-soft-page-breaks="true">
      <text:p text:style-name="P1">Meilensteinpla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Meilenstein</text:p>
          </table:table-cell>
          <table:table-cell table:style-name="TableCell10">
            <text:p text:style-name="P11">Geplantes Datum</text:p>
          </table:table-cell>
          <table:table-cell table:style-name="TableCell12">
            <text:p text:style-name="P13">Tatsächliches Datum</text:p>
          </table:table-cell>
        </table:table-row>
        <table:table-row table:style-name="TableRow14">
          <table:table-cell table:style-name="TableCell15">
            <text:p text:style-name="P16">Charakter Basis movement</text:p>
          </table:table-cell>
          <table:table-cell table:style-name="TableCell17">
            <text:p text:style-name="P18">2.10.</text:p>
          </table:table-cell>
          <table:table-cell table:style-name="TableCell19">
            <text:p text:style-name="P20">2.10.</text:p>
          </table:table-cell>
        </table:table-row>
        <table:table-row table:style-name="TableRow21">
          <table:table-cell table:style-name="TableCell22">
            <text:p text:style-name="P23">Hitbox für angriffe<text:s/></text:p>
          </table:table-cell>
          <table:table-cell table:style-name="TableCell24">
            <text:p text:style-name="P25">9.10.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Doppelsprung <text:s/>enterhaken</text:p>
          </table:table-cell>
          <table:table-cell table:style-name="TableCell31">
            <text:p text:style-name="P32">10.10.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Areal 1</text:p>
          </table:table-cell>
          <table:table-cell table:style-name="TableCell38">
            <text:p text:style-name="P39">24.10.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Areal 2</text:p>
          </table:table-cell>
          <table:table-cell table:style-name="TableCell45">
            <text:p text:style-name="P46">14.11.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Zwischenpräsentation</text:p>
          </table:table-cell>
          <table:table-cell table:style-name="TableCell52">
            <text:p text:style-name="P53">6.11.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Areal 3</text:p>
          </table:table-cell>
          <table:table-cell table:style-name="TableCell59">
            <text:p text:style-name="P60">28.11.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Items</text:p>
          </table:table-cell>
          <table:table-cell table:style-name="TableCell66">
            <text:p text:style-name="P67">5.12.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Dokumentation</text:p>
          </table:table-cell>
          <table:table-cell table:style-name="TableCell73">
            <text:p text:style-name="P74">18.12.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Abschlusspräsentation</text:p>
          </table:table-cell>
          <table:table-cell table:style-name="TableCell80">
            <text:p text:style-name="P81">19..12.</text:p>
          </table:table-cell>
          <table:table-cell table:style-name="TableCell82">
            <text:p text:style-name="P83"/>
          </table:table-cell>
        </table:table-row>
      </table:table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rosslercher Lukas</meta:initial-creator>
    <dc:creator>Grosslercher Lukas</dc:creator>
    <meta:creation-date>2025-10-03T11:17:00Z</meta:creation-date>
    <dc:date>2025-10-03T11:50:00Z</dc:date>
    <meta:template xlink:href="Normal.dotm" xlink:type="simple"/>
    <meta:editing-cycles>3</meta:editing-cycles>
    <meta:editing-duration>PT0S</meta:editing-duration>
    <meta:document-statistic meta:page-count="1" meta:paragraph-count="1" meta:word-count="43" meta:character-count="316" meta:row-count="2" meta:non-whitespace-character-count="274"/>
  </office:meta>
</office:document-meta>
</file>